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break-before="pag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class="codefiches"&gt;&lt;blockquote&gt;&lt;div class="titregeneralfiche"&gt;Equipement et pouvoirs&lt;/div&gt;<text:line-break/><text:line-break/>&lt;span class="titreun"&gt;¤ Généralités ¤&lt;/span&gt;&lt;div class="infosgen"&gt;&lt;span class="titrefiche"&gt;¤ Arme :&lt;/span&gt; Ironiquement, une faux. Une grande faux pratiquement aussi grande que lui. Et absolument pas symétrique.<text:line-break/>&lt;span class="titrefiche"&gt;¤ Pouvoir de départ :&lt;/span&gt; Passif<text:line-break/>&lt;span class="titrefiche"&gt;¤ Mon voeu est :&lt;/span&gt; « Je souhaite pouvoir rétablir l'équilibre. »<text:line-break/>&lt;span class="titrefiche"&gt;¤ Ma marque de Seraph/Nephil se trouve : &lt;/span&gt;Au niveau du coeur&lt;/div&gt;<text:line-break/>&lt;table&gt;&lt;tr&gt;&lt;td&gt;&lt;span class="titreun"&gt;¤ Fair enough ¤&lt;/span&gt;&lt;div class="pp"&gt;&lt;span class="infos"&gt;¤ Description générale ¤&lt;/span&gt;<text:line-break/>&lt;span class="descgen"&gt;A quoi reconnaît-ton un combat équilibré ? Quand les deux camps se battent à armes égales : des pouvoirs semblables et/ou une égalité numérique. Les pouvoirs d'Edward lui permettent de jouer sur ces deux facteurs afin de s'assurer qu'un affrontement est le plus équitable possible :</text:p>
      <text:p text:style-name="Standard">[list][*]Edward est capable de copier les pouvoirs de l'un de ses adversaires</text:p>
      <text:p text:style-name="Standard">[*]Lorsque son camp est en infériorité numérique, il peut invoquer des « guerriers d'âme », matérialisation de son âme, pour rétablir l'équilibre[/list]</text:p>
      <text:p text:style-name="Standard">Ces guerriers d'âmes apparaissent sous forme humanoïde, à ceci près qu'ils sont entièrement noirs. Une fois invoqués, ils se battent pour Edward, sous son commandement mental. Il peut en invoquer un par combattant en plus dans le camp adverse que dans son camp. Il est évident que maintenir ces formes physiques dans le monde réel demande une quantité d'énergie folle, de même que, en tant que manifestation de son âme à l'instar de son arme, il ressent lorsqu'elles se font taper dessus.&lt;/span&gt;<text:line-break/>&lt;span class="infos"&gt;¤ Niveaux ¤&lt;/span&gt;<text:line-break/>&lt;span class="nivpouv"&gt;&lt;span class="niveaux"&gt;- 1er niveau -&lt;/span&gt;<text:line-break/>&lt;span class="descriptionniveaux"&gt;- Edward peut copier le pouvoir actif de niveau 1 de son adversaire</text:p>
      <text:p text:style-name="Standard">- Ses guerriers d'âme ont une puissance équivalente à un humain non contractant. Edward ne peut pas les maintenir en place plus d'une minute, combat terminé ou non&lt;/span&gt;<text:line-break/>&lt;span class="niveaux"&gt;- 2ème niveau -&lt;/span&gt;<text:line-break/>&lt;span class="descriptionniveaux"&gt;- Edward peut copier le pouvoir actif de niveau 2 de son adversaire</text:p>
      <text:p text:style-name="Standard">- Ses guerriers d'âme ont une puissance équivalente à un contractant de niveau 1. Edward ne peut pas les maintenir en place plus de cinq minutes, combat terminé ou non&lt;/span&gt;<text:line-break/>&lt;span class="niveaux"&gt;- 3ème niveau -&lt;/span&gt;<text:line-break/>&lt;span class="descriptionniveaux"&gt;- Edward peut copier le pouvoir actif de niveau 3 de son adversaire</text:p>
      <text:p text:style-name="Standard">- Ses guerriers d'âme ont une puissance équivalente à un contractant de niveau 1. Edward ne peut pas les maintenir en place plus de dix minutes, combat terminé ou non&lt;/span&gt;<text:line-break/>&lt;span class="niveaux"&gt;- 4ème niveau -&lt;/span&gt;<text:line-break/>&lt;span class="descriptionniveaux"&gt;- Edward peut copier le pouvoir actif de niveau 4 de son adversaire</text:p>
      <text:p text:style-name="Standard">- Ses guerriers d'âme ont une puissance équivalente à un contractant de niveau 2. Edward ne peut pas les maintenir en place plus d'une demi-heure, combat terminé ou non&lt;/span&gt;<text:line-break/>&lt;span class="niveaux"&gt;- 5ème niveau -&lt;/span&gt;<text:line-break/>&lt;span class="descriptionniveaux"&gt;- Edward peut copier le pouvoir actif de niveau 5 de son adversaire</text:p>
      <text:list xml:id="list4836574173691434793" text:style-name="L1">
        <text:list-item>
          <text:p text:style-name="P1">Ses guerriers d'âme ont une puissance équivalente à un contractant de niveau 2. Edward ne peut pas les maintenir en place plus d'une heure, combat terminé ou non&lt;/span&gt;&lt;/span&gt;<text:line-break/>&lt;/div&gt;&lt;/td&gt;<text:line-break/><text:soft-page-break/>&lt;td&gt;&lt;span class="titreun"&gt;¤ Balance in all things ¤&lt;/span&gt;&lt;div class="pp"&gt;&lt;span class="infos"&gt;¤ Description générale ¤&lt;/span&gt;<text:line-break/>&lt;span class="descgen"&gt;Charité bien ordonnée commence par soi-même. Ed' veut que le monde entier respecte l'équilibre cosmique ? Alors il devra le respecter lui-même.&lt;/span&gt;<text:line-break/>&lt;span class="infos"&gt;¤ Niveaux ¤&lt;/span&gt;<text:line-break/>&lt;span class="nivpouv"&gt;&lt;span class="niveaux"&gt;- 1er niveau -&lt;/span&gt;<text:line-break/>&lt;span class="descriptionniveaux"&gt;Pour contrebalancer sa maladie, qui provoque chez lui une incapacité chronique à se concentrer, Edward est doté d'une chance insolente. Ce pouvoir passe pratiquement inaperçu au quotidien, les coups de pouce que lui donne le destin n'étant pas franchement spectaculaires, mais peuvent lui permettre de se tirer de situations délicates.&lt;/span&gt;<text:line-break/>&lt;span class="niveaux"&gt;- 2ème niveau -&lt;/span&gt;<text:line-break/>&lt;span class="descriptionniveaux"&gt;Edward peut ingurgiter n'importe quelle quantité de nourriture sans jamais grossir. Le garçon n'a alors plus besoin de manger équilibré pour garder... l'équilibre.&lt;/span&gt;<text:line-break/>&lt;span class="niveaux"&gt;- 3ème niveau -&lt;/span&gt;<text:line-break/>&lt;span class="descriptionniveaux"&gt;Edward est un véritable funambule. Il peut marcher sur un fil de fer suspendu à vingt mètres du sol, sur un pied s'il le faut, sans jamais perdre l'équilibre.&lt;/span&gt;<text:line-break/>&lt;span class="niveaux"&gt;- 4ème niveau -&lt;/span&gt;<text:line-break/>&lt;span class="descriptionniveaux"&gt;Ed' devient à ce niveau une véritable balance. Il est capable de deviner le poids exact d'un objet (ou d'une personne x)) juste en le regardant. Il peut aussi automatiquement imaginer une combinaison d'objets (ou de personnes *sbaf*) faisant exactement le même poids que celui qu'il regarde.&lt;/span&gt;<text:line-break/>&lt;span class="niveaux"&gt;- 5ème niveau -&lt;/span&gt;<text:line-break/>&lt;span class="descriptionniveaux"&gt;Edward transcende la notion d'équilibre et devient capable de percevoir la « balance de la vie ». Il s'agit d'une sorte de jauge qui indique au garçon dans quelle mesure la personne en face de lui a été bonne ou mauvaise tout au long de sa vie. Cela lui permet d'en savoir un peu plus sur avec qui traite. &lt;/span&gt;&lt;/span&gt;<text:line-break/>&lt;/div&gt;&lt;/td&gt;&lt;/tr&gt;&lt;/table&gt;<text:line-break/>&lt;/blockquote&gt;&lt;/div&gt;</text:p>
        </text:list-item>
      </text:list>
      <text:p text:style-name="P2">Madame, j'aime beaucoup ce que vous faites. :D</text:p>
      <text:p text:style-name="Standard"/>
      <text:p text:style-name="Standard">Cette nouvelle formule me plaît beaucoup. Elle colle bien à ce que j'ai envie de faire du petit gars et me semble plus forte que ce que j'avais en tête au départ. D'ailleurs énoncé comme cela ça me paraît même un peu fort XD (tu ne dois pas entendre ça souvent lol). Je pense que tu as juste oublié de le mentionner (ou peut-être que je l'ai raté dans ton message ^^') mais juste pour être sûr, en plus du cap du lvl 20, les clones ne peuvent pas non plus dépasser le niveau d'Edward hein ? Ce serait un peu trop fort de pouvoir invoquer un clone de niveau 19 au niveau 1.</text:p>
      <text:p text:style-name="Standard"/>
      <text:p text:style-name="Standard">Dans ces conditions je ne vois aucun problème à restreindre l'utilisation des actifs à un seul à la fois.</text:p>
      <text:p text:style-name="Standard"/>
      <text:p text:style-name="Standard">Pour le maximum de clones invoqués, j'ai dit "2x le niveau d'Edward" mais je voulais dire "2x le niveau de l'actif" XD donc ouais pas de souci là dessus.</text:p>
      <text:p text:style-name="Standard"/>
      <text:p text:style-name="Standard">Pour la faux, plutôt comme la première (la seconde n'est même pas symétrique !:P). Je voulais te donner une image mais impossible d'en trouver à l'époque XD.</text:p>
      <text:p text:style-name="Standard"/>
      <text:p text:style-name="Standard">Toutes ces considérations prises en compte, voici les modifications apportées :</text:p>
      <text:p text:style-name="Standard"/>
      <text:p text:style-name="Standard">&lt;div class="codefiches"&gt;&lt;blockquote&gt;&lt;div class="titregeneralfiche"&gt;Equipement et pouvoirs&lt;/div&gt;&lt;br&gt;&lt;br&gt;&lt;span class="titreun"&gt;¤ Généralités ¤&lt;/span&gt;&lt;div class="infosgen"&gt;&lt;span class="titrefiche"&gt;¤ Arme :&lt;/span&gt; Ironiquement, une faux. Une grande faux de quasiment sa taille. Et absolument pas symétrique SAUF au niveau 5 où elle se voit doter d'une deuxième lame à l'autre extrémité courbée dans l'autre sens (parce que bon, faut pas déconner, on rigole pas avec la symétrie.).&lt;br&gt;&lt;span class="titrefiche"&gt;¤ Pouvoir de départ :&lt;/span&gt; Passif&lt;br&gt;&lt;span class="titrefiche"&gt;¤ Mon voeu est :&lt;/span&gt; « Je souhaite pouvoir rétablir l'équilibre. »&lt;br&gt;&lt;span class="titrefiche"&gt;¤ Ma marque de Seraph/Nephil se trouve : &lt;/span&gt;Au niveau du coeur&lt;/div&gt;&lt;br&gt;&lt;br&gt;&lt;table&gt;&lt;tbody&gt;&lt;tr&gt;&lt;td&gt;&lt;span class="titreun"&gt;¤ Fair enough ¤&lt;/span&gt;&lt;div class="pp"&gt;&lt;span class="infos"&gt;¤ Description générale ¤&lt;/span&gt;&lt;br&gt;&lt;span class="descgen"&gt;A quoi reconnaît-ton un combat équilibré ? Quand les deux camps se battent à armes égales : des pouvoirs semblables et/ou une égalité numérique. Les pouvoirs d'Edward lui permettent de jouer sur ces deux facteurs afin de s'assurer qu'un affrontement est le plus équitable possible :&lt;br&gt;&lt;ul&gt;&lt;br&gt;&lt;li&gt;Edward est capable de copier les pouvoirs de l'un de ses adversaires&lt;br&gt;&lt;/li&gt;&lt;li&gt;Il peut invoquer des clones qui se battront pour lui pour rétablir l’équilibre &lt;br&gt;&lt;/li&gt;&lt;/ul&gt;&lt;br&gt;</text:p>
      <text:p text:style-name="Standard">A l'exception de lorsqu'il aura maîtrisé son pouvoir actif au maximum, Edward ne peut pas utiliser ces deux capacités en même temps. Il choisit au début du combat laquelle il utilise et doit s'y tenir.</text:p>
      <text:p text:style-name="Standard"/>
      <text:p text:style-name="Standard">Pour copier le pouvoir d'un adversaire (et seulement d'un adversaire, Edward ne peut pas copier les pouvoirs d'un allié), il suffit qu'Edward ait un contact visuel avec lui. Il décide alors de le verrouiller, et peut ensuite utiliser son pouvoir. Bien sûr, il le maîtrisera moins bien que son possesseur original, ne serait-ce que le temps de se familiariser avec. Ce pouvoir de copycat vient également avec une restriction de taille : si pour une raison ou une autre (mise hors combat, confrontation à un pouvoir d'annulation), la personne dont il a les pouvoirs à un moment donné ne peut plus les utiliser, Edward perd cette capacité momentanément également (sinon c'est pas équilibré :D). Edward ne peut changer de pouvoirs que lorsque la personne qu'il copie actuellement devient dans l'incapacité de se battre ou si le combat se termine.</text:p>
      <text:p text:style-name="Standard">Les clones quant à eux apparaissent sous forme humanoïde, possédant la silhouette d’Edward à ceci près qu'ils sont d’un blanc laiteux translucide. Une fois invoqués, ils se battent pour Edward. Il peut en invoquer un par combattant dans le camp adverse que dans son camp. Il est évident que d'invoquer ces formes physiques dans le monde réel demande une quantité d'énergie folle, de même que les maintenir en place. Les clones obéissent aux règles suivantes :&lt;br&gt;&lt;ul&gt;&lt;br&gt;&lt;li&gt;Edward <text:soft-page-break/>peut invoquer au maximum un nombre de clones égal à deux fois le niveau de son actif.&lt;/li&gt;&lt;li&gt;Ils ont une existence physique, et peuvent par conséquent être touchés par n’importe quelle arme.&lt;br&gt;&lt;/li&gt;&lt;li&gt;Ils peuvent se battre de manière autonome, mais n’ont pas de volonté propre. Ils se battent à l’aide d’une arme similaire à celle d’Edward, mais ne possèdent aucun pouvoir particulier.&lt;br&gt;&lt;/li&gt;&lt;li&gt;Leur niveau est calculé de manière à ce que la somme des niveaux des combattants (clones inclus) de chaque camp soit toujours égale. Ou en tout cas le plus proche possible car le niveau d'un clone ne peut pas dépasser celui d'Edward. Par exemple, si Edward (niveau 10) se bat contre un seul adversaire (niveau 16), il pourra alors invoquer soit un clone de niveau 6, soit deux de niveau 3, soit (si son actif est au moins au niveau 2) trois clones de niveau 2, etc. Le calcul prend en compte les niveaux de tous les combattants, alliés et ennemis. Si la somme des niveaux de son camp dépasse celle du camp adverse, Edward ne peut pas invoquer de clone. &lt;br&gt;&lt;/li&gt;&lt;/ul&gt;&lt;br&gt;&lt;/span&gt;&lt;br&gt;&lt;span class="infos"&gt;¤ Niveaux ¤&lt;/span&gt;&lt;br&gt;&lt;span class="nivpouv"&gt;&lt;span class="niveaux"&gt;- 1er niveau -&lt;/span&gt;&lt;br&gt;&lt;span class="descriptionniveaux"&gt;- Edward peut copier le pouvoir actif de niveau 1 de son adversaire&lt;br&gt;- Edward peut maintenir ses clones en place pour une durée maximum d’une minute, combat terminé ou non&lt;/span&gt;&lt;br&gt;&lt;span class="niveaux"&gt;- 2ème niveau -&lt;/span&gt;&lt;br&gt;&lt;span class="descriptionniveaux"&gt;- Edward peut copier le pouvoir actif de niveau 2 de son adversaire&lt;br&gt;- Edward peut maintenir ses clones en place pour une durée maximum de cinq minutes, combat terminé ou non &lt;/span&gt;&lt;br&gt;&lt;span class="niveaux"&gt;- 3ème niveau -&lt;/span&gt;&lt;br&gt;&lt;span class="descriptionniveaux"&gt;- Edward peut copier le pouvoir actif de niveau 3 de son adversaire&lt;br&gt;- Edward peut maintenir ses clones en place pour une durée maximum de dix minutes, combat terminé ou non &lt;/span&gt;&lt;br&gt;&lt;span class="niveaux"&gt;- 4ème niveau -&lt;/span&gt;&lt;br&gt;&lt;span class="descriptionniveaux"&gt;- Edward peut copier le pouvoir actif de niveau 4 de son adversaire&lt;br&gt;- Edward peut maintenir ses clones en place pour une durée maximum d’un quart d'heure, combat terminé ou non &lt;/span&gt;&lt;br&gt;&lt;span class="niveaux"&gt;- 5ème niveau -&lt;/span&gt;&lt;br&gt;&lt;span class="descriptionniveaux"&gt;- Edward peut copier le pouvoir actif de niveau 5 de son adversaire&lt;br&gt;- Edward peut maintenir ses clones en place pour une durée maximum de vingt minutes, combat terminé ou non&lt;br/&gt;- Edward peut utiliser les deux capacités en même temps &lt;/span&gt;&lt;/span&gt;&lt;br&gt;&lt;/div&gt;&lt;/td&gt;&lt;td&gt;&lt;span class="titreun"&gt;¤ Balance in all things ¤&lt;/span&gt;&lt;div class="pp"&gt;&lt;span class="infos"&gt;¤ Description générale ¤&lt;/span&gt;&lt;br&gt;&lt;span class="descgen"&gt;Charité bien ordonnée commence par soi-même. Ed' veut que le monde entier respecte l'équilibre cosmique ? Alors il devra le respecter lui-même.&lt;/span&gt;&lt;br&gt;&lt;span class="infos"&gt;¤ Niveaux ¤&lt;/span&gt;&lt;br&gt;&lt;span class="nivpouv"&gt;&lt;span class="niveaux"&gt;- 1er niveau -&lt;/span&gt;&lt;br&gt;&lt;span class="descriptionniveaux"&gt;Pour contrebalancer sa maladie, qui provoque chez lui une incapacité chronique à se concentrer, Edward est doté d'une chance insolente. Ce pouvoir passe pratiquement inaperçu au quotidien, les coups de pouce que lui donne le destin n'étant pas franchement spectaculaires, mais peuvent lui permettre de se tirer de situations délicates.&lt;/span&gt;&lt;br&gt;&lt;span class="niveaux"&gt;- 2ème niveau -&lt;/span&gt;&lt;br&gt;&lt;span class="descriptionniveaux"&gt;Edward peut ingurgiter n'importe quelle quantité de nourriture sans jamais grossir. Le garçon n'a alors plus besoin de manger équilibré pour garder... l'équilibre.&lt;/span&gt;&lt;br&gt;&lt;span class="niveaux"&gt;- 3ème niveau -&lt;/span&gt;&lt;br&gt;&lt;span class="descriptionniveaux"&gt;Edward est un véritable funambule. Il peut marcher sur un fil de fer suspendu à vingt mètres du sol, sur un pied s'il le faut, sans jamais perdre l'équilibre.&lt;/span&gt;&lt;br&gt;&lt;span class="niveaux"&gt;- 4ème niveau -&lt;/span&gt;&lt;br&gt;&lt;span class="descriptionniveaux"&gt;Ed' devient à ce niveau une véritable balance. Il est capable de deviner le poids exact d'un objet (ou d'une personne x)) juste en le regardant. Il peut aussi automatiquement imaginer une combinaison d'objets (ou de personnes *sbaf*) faisant exactement le même poids que celui qu'il regarde.&lt;/span&gt;&lt;br&gt;&lt;span class="niveaux"&gt;- 5ème niveau -&lt;/span&gt;&lt;br&gt;&lt;span class="descriptionniveaux"&gt;Edward transcende la notion d'équilibre et devient capable de percevoir la « balance de la vie ». Il s'agit d'une sorte de jauge qui indique au garçon dans quelle mesure la personne en face de lui a été bonne ou mauvaise tout au long de sa vie. Cela lui permet d'en savoir un peu plus sur avec qui traite. <text:soft-page-break/>&lt;/span&gt;&lt;/span&gt;&lt;br&gt;&lt;/div&gt;&lt;/td&gt;&lt;/tr&gt;&lt;/tbody&gt;&lt;/table&gt;&lt;br&gt;&lt;/blockquote&gt;&lt;/div&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04T08:14:21.67</meta:creation-date>
    <dc:date>2017-04-25T19:40:42.09</dc:date>
    <dc:creator>Théo </dc:creator>
    <meta:editing-duration>P1DT20H27M10S</meta:editing-duration>
    <meta:editing-cycles>333</meta:editing-cycles>
    <meta:generator>OpenOffice/4.1.1$Win32 OpenOffice.org_project/411m6$Build-9775</meta:generator>
    <meta:document-statistic meta:table-count="0" meta:image-count="0" meta:object-count="0" meta:page-count="5" meta:paragraph-count="19" meta:word-count="2024" meta:character-count="14212"/>
  </office:meta>
</office:document-meta>
</file>